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 Mono" svg:font-family="'Google Sans Mono', Consolas, 'Courier New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000000" style:font-name="Google Sans Mono" fo:font-size="10.5pt" fo:font-weight="normal" fo:background-color="#f0f4f9"/>
    </style:style>
    <style:style style:name="P2" style:family="paragraph" style:parent-style-name="Standard">
      <style:paragraph-properties style:line-height-at-least="0.198in"/>
      <style:text-properties fo:color="#000000" fo:background-color="#f0f4f9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>
      <style:text-properties style:font-name="Arial" fo:font-size="12pt" style:font-size-asian="12pt" style:font-size-complex="12pt"/>
    </style:style>
    <style:style style:name="P10" style:family="paragraph" style:parent-style-name="Text_20_body" style:list-style-name="L1">
      <style:text-properties style:font-name="Arial" fo:font-size="12pt" style:font-size-asian="12pt" style:font-size-complex="12pt"/>
    </style:style>
    <style:style style:name="P11" style:family="paragraph" style:parent-style-name="Text_20_body" style:list-style-name="L2">
      <style:text-properties style:font-name="Arial" fo:font-size="12pt" style:font-size-asian="12pt" style:font-size-complex="12pt"/>
    </style:style>
    <style:style style:name="P12" style:family="paragraph" style:parent-style-name="Text_20_body" style:list-style-name="L3">
      <style:text-properties style:font-name="Arial" fo:font-size="12pt" style:font-size-asian="12pt" style:font-size-complex="12pt"/>
    </style:style>
    <style:style style:name="P13" style:family="paragraph" style:parent-style-name="Text_20_body" style:list-style-name="L4">
      <style:text-properties style:font-name="Arial" fo:font-size="12pt" style:font-size-asian="12pt" style:font-size-complex="12pt"/>
    </style:style>
    <style:style style:name="P14" style:family="paragraph" style:parent-style-name="Text_20_body" style:list-style-name="L8">
      <style:text-properties style:font-name="Arial" fo:font-size="12pt" style:font-size-asian="12pt" style:font-size-complex="12pt"/>
    </style:style>
    <style:style style:name="P15" style:family="paragraph" style:parent-style-name="Text_20_body" style:list-style-name="L9">
      <style:text-properties style:font-name="Arial" fo:font-size="12pt" style:font-size-asian="12pt" style:font-size-complex="12pt"/>
    </style:style>
    <style:style style:name="P16" style:family="paragraph" style:parent-style-name="Text_20_body" style:list-style-name="L5"/>
    <style:style style:name="P17" style:family="paragraph" style:parent-style-name="Text_20_body" style:list-style-name="L8"/>
    <style:style style:name="P18" style:family="paragraph" style:parent-style-name="Text_20_body" style:list-style-name="L9"/>
    <style:style style:name="P19" style:family="paragraph" style:parent-style-name="Horizontal_20_Line">
      <style:text-properties style:font-name="Arial" fo:font-size="12pt" style:font-size-asian="12pt" style:font-size-complex="12pt"/>
    </style:style>
    <style:style style:name="P20" style:family="paragraph" style:parent-style-name="Heading_20_3">
      <style:text-properties style:font-name="Arial" fo:font-size="12pt" style:font-size-asian="12pt" style:font-size-complex="12pt"/>
    </style:style>
    <style:style style:name="T1" style:family="text">
      <style:text-properties fo:color="#808080" style:font-name="Google Sans Mono" fo:font-size="10.5pt" fo:font-weight="normal" fo:background-color="#f0f4f9"/>
    </style:style>
    <style:style style:name="T2" style:family="text">
      <style:text-properties fo:color="#ff0000"/>
    </style:style>
    <style:style style:name="T3" style:family="text">
      <style:text-properties fo:color="#ff0000" style:font-name="Google Sans Mono" fo:font-size="10.5pt" fo:font-weight="normal"/>
    </style:style>
    <style:style style:name="T4" style:family="text">
      <style:text-properties fo:color="#ff0000" style:font-name="Google Sans Mono" fo:font-size="10.5pt" fo:font-weight="normal" fo:background-color="#f0f4f9"/>
    </style:style>
    <style:style style:name="T5" style:family="text">
      <style:text-properties fo:color="#383838"/>
    </style:style>
    <style:style style:name="T6" style:family="text">
      <style:text-properties fo:color="#383838" style:font-name="Google Sans Mono" fo:font-size="10.5pt" fo:font-weight="normal"/>
    </style:style>
    <style:style style:name="T7" style:family="text">
      <style:text-properties fo:color="#383838" style:font-name="Google Sans Mono" fo:font-size="10.5pt" fo:font-weight="normal" fo:background-color="#f0f4f9" style:font-size-asian="14pt" style:font-weight-asian="bold" style:font-size-complex="14pt" style:font-weight-complex="bold"/>
    </style:style>
    <style:style style:name="T8" style:family="text">
      <style:text-properties fo:color="#800000"/>
    </style:style>
    <style:style style:name="T9" style:family="text">
      <style:text-properties fo:color="#800000" style:font-name="Google Sans Mono" fo:font-size="10.5pt" fo:font-weight="normal"/>
    </style:style>
    <style:style style:name="T10" style:family="text">
      <style:text-properties fo:color="#800000" style:font-name="Google Sans Mono" fo:font-size="10.5pt" fo:font-weight="normal" fo:background-color="#f0f4f9" style:font-size-asian="14pt" style:font-weight-asian="bold" style:font-size-complex="14pt" style:font-weight-complex="bold"/>
    </style:style>
    <style:style style:name="T11" style:family="text">
      <style:text-properties fo:color="#000000" style:font-name="Arial" fo:font-size="12pt" fo:font-weight="bold" fo:background-color="#f0f4f9" style:font-size-asian="12pt" style:font-weight-asian="bold" style:font-size-complex="12pt" style:font-weight-complex="bold"/>
    </style:style>
    <style:style style:name="T12" style:family="text">
      <style:text-properties fo:color="#000000" fo:font-size="12pt" fo:font-weight="bold" fo:background-color="#f0f4f9" style:font-size-asian="12pt" style:font-weight-asian="bold" style:font-size-complex="12pt" style:font-weight-complex="bold"/>
    </style:style>
    <style:style style:name="T13" style:family="text">
      <style:text-properties fo:color="#000000" fo:font-weight="bold" fo:background-color="#f0f4f9" style:font-weight-asian="bold" style:font-weight-complex="bold"/>
    </style:style>
    <style:style style:name="T14" style:family="text">
      <style:text-properties fo:color="#0000ff"/>
    </style:style>
    <style:style style:name="T15" style:family="text">
      <style:text-properties fo:color="#0000ff" style:font-name="Google Sans Mono" fo:font-size="10.5pt" fo:font-weight="normal"/>
    </style:style>
    <style:style style:name="T16" style:family="text">
      <style:text-properties fo:font-weight="normal" fo:background-color="#f0f4f9"/>
    </style:style>
    <style:style style:name="T17" style:family="text">
      <style:text-properties style:font-name="Google Sans Mono" fo:font-size="10.5pt" fo:font-weight="normal"/>
    </style:style>
    <style:style style:name="T18" style:family="text">
      <style:text-properties style:font-name="Google Sans Mono" fo:font-size="10.5pt" fo:font-weight="normal" fo:background-color="#f0f4f9"/>
    </style:style>
    <style:style style:name="T19" style:family="text">
      <style:text-properties fo:font-size="10.5pt" fo:font-weight="normal" fo:background-color="#f0f4f9"/>
    </style:style>
    <style:style style:name="T20" style:family="text">
      <style:text-properties fo:color="#188038" style:font-name="Google Sans Mono" fo:font-size="10.5pt" fo:font-weight="normal"/>
    </style:style>
    <style:style style:name="T21" style:family="text">
      <style:text-properties fo:color="#0451a5" style:font-name="Google Sans Mono" fo:font-size="10.5pt" fo:font-weight="normal"/>
    </style:style>
    <style:style style:name="T22" style:family="text">
      <style:text-properties fo:color="#098658" style:font-name="Google Sans Mono" fo:font-size="10.5pt" fo:font-weight="normal"/>
    </style:style>
    <style:style style:name="T23" style:family="text">
      <style:text-properties fo:color="#5f6368" style:font-name="Google Sans Mono" fo:font-size="10.5pt" fo:font-weight="normal"/>
    </style:style>
    <style:style style:name="T24" style:family="text">
      <style:text-properties style:font-name="Arial"/>
    </style:style>
    <style:style style:name="T25" style:family="text">
      <style:text-properties style:font-name="Arial" fo:font-size="14pt" style:font-size-asian="14pt" style:font-size-complex="14pt"/>
    </style:style>
    <style:style style:name="T26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27" style:family="text">
      <style:text-properties style:font-name="Arial" fo:font-weight="bold"/>
    </style:style>
    <style:style style:name="T28" style:family="text">
      <style:text-properties style:font-name="Arial" fo:font-weight="bold" style:font-weight-asian="bold" style:font-weight-complex="bold"/>
    </style:style>
    <style:style style:name="T29" style:family="text">
      <style:text-properties style:font-name="Arial" fo:font-size="12pt" style:font-size-asian="12pt" style:font-size-complex="12pt"/>
    </style:style>
    <style:style style:name="T30" style:family="text">
      <style:text-properties style:font-name="Arial" fo:font-size="12pt" fo:font-weight="bold" style:font-size-asian="12pt" style:font-size-complex="12pt"/>
    </style:style>
    <style:style style:name="T31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32" style:family="text">
      <style:text-properties fo:font-weight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background-color="#f0f4f9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6">Landing Page for GitHub Website<text:line-break/><text:line-break/><text:line-break/></text:span></text:p>
      <text:p text:style-name="P6"><text:span text:style-name="T13">Instructions to create the website on GitHub<text:line-break/><text:line-break/></text:span><text:span text:style-name="T34">Step 1: Create a GitHub Account</text:span></text:p>
      <text:p text:style-name="P9">First, you need to sign up for a free GitHub account if you don't already have one.</text:p>
      <text:list xml:id="list2197959026857750573" text:style-name="L1">
        <text:list-item>
          <text:p text:style-name="P10">Go to the official GitHub website and click <text:span text:style-name="T32">"Sign up"</text:span> in the top-right corner.</text:p>
        </text:list-item>
        <text:list-item>
          <text:p text:style-name="P10">Follow the prompts to create your account by providing an email address and creating a username and password.</text:p>
        </text:list-item>
      </text:list>
      <text:p text:style-name="P19"/>
      <text:h text:style-name="P20" text:outline-level="3">Step 2: Create a New Repository</text:h>
      <text:p text:style-name="P9">A repository (or repo) is where your project files will live. For GitHub Pages to work, you must name your repository in a specific way.</text:p>
      <text:list xml:id="list972046095746736217" text:style-name="L2">
        <text:list-item>
          <text:p text:style-name="P11">After signing in, click the <text:span text:style-name="T32">"+"</text:span> icon in the top-right corner and select <text:span text:style-name="T32">"New repository."</text:span></text:p>
        </text:list-item>
        <text:list-item>
          <text:p text:style-name="P7"><text:span text:style-name="T29">Under </text:span><text:span text:style-name="T30">Repository name</text:span><text:span text:style-name="T29">, enter a name that follows this exact format: </text:span><text:span text:style-name="Source_20_Text"><text:span text:style-name="T29">[your-username].github.io</text:span></text:span><text:span text:style-name="T29">. For example, if your username is </text:span><text:span text:style-name="Source_20_Text"><text:span text:style-name="T29">coder-gemini</text:span></text:span><text:span text:style-name="T29">, the repository name must be </text:span><text:span text:style-name="Source_20_Text"><text:span text:style-name="T29">coder-gemini.github.io</text:span></text:span><text:span text:style-name="T29">.</text:span></text:p>
        </text:list-item>
        <text:list-item>
          <text:p text:style-name="P11">Ensure the repository is set to <text:span text:style-name="T32">Public</text:span>.</text:p>
        </text:list-item>
        <text:list-item>
          <text:p text:style-name="P11">Click the <text:span text:style-name="T32">"Create repository"</text:span> button.</text:p>
        </text:list-item>
      </text:list>
      <text:p text:style-name="P19"/>
      <text:h text:style-name="P20" text:outline-level="3">Step 3: Add Your Web Page Code</text:h>
      <text:p text:style-name="Text_20_body"><text:span text:style-name="T29">Now you'll add the </text:span><text:span text:style-name="Source_20_Text"><text:span text:style-name="T29">index.html</text:span></text:span><text:span text:style-name="T29"> file to your new, empty repository.</text:span></text:p>
      <text:list xml:id="list1686554286638518661" text:style-name="L3">
        <text:list-item>
          <text:p text:style-name="P12">In your new repository, click the <text:span text:style-name="T32">"Add file"</text:span> dropdown and select <text:span text:style-name="T32">"Create new file."</text:span></text:p>
        </text:list-item>
        <text:list-item>
          <text:p text:style-name="P8"><text:span text:style-name="T29">Name the file </text:span><text:span text:style-name="Source_20_Text"><text:span text:style-name="T30">index.html</text:span></text:span><text:span text:style-name="T29">. This exact name is important, as it's the default file name that web browsers look for.</text:span></text:p>
        </text:list-item>
        <text:list-item>
          <text:p text:style-name="P8"><text:span text:style-name="T29">Copy and paste all the code from the </text:span><text:span text:style-name="Source_20_Text"><text:span text:style-name="T29">index.html</text:span></text:span><text:span text:style-name="T29"> file I previously generated into the file editor.</text:span></text:p>
        </text:list-item>
        <text:list-item>
          <text:p text:style-name="P12">At the bottom of the page, add a brief message like "Initial commit of index.html" in the "Commit new file" box and click the <text:span text:style-name="T32">"Commit new file"</text:span> button.</text:p>
        </text:list-item>
      </text:list>
      <text:p text:style-name="P19"/>
      <text:h text:style-name="P20" text:outline-level="3">Step 4: Make Your Web Page Live</text:h>
      <text:p text:style-name="P9">This is the final step to activate your site. It can take a few minutes for the changes to go live.</text:p>
      <text:list xml:id="list4591414725393165975" text:style-name="L4">
        <text:list-item>
          <text:p text:style-name="P13">In your repository, click the <text:span text:style-name="T32">"Settings"</text:span> tab, which is located near the top of the page.</text:p>
        </text:list-item>
        <text:list-item>
          <text:p text:style-name="P13"><text:soft-page-break/>On the left-hand menu, click on <text:span text:style-name="T32">"Pages."</text:span></text:p>
        </text:list-item>
        <text:list-item>
          <text:p text:style-name="P13">Under the <text:span text:style-name="T32">"Branch"</text:span> section, click the dropdown menu and select <text:span text:style-name="T32">"main"</text:span>.</text:p>
        </text:list-item>
        <text:list-item>
          <text:p text:style-name="P13">Click the <text:span text:style-name="T32">"Save"</text:span> button.</text:p>
        </text:list-item>
      </text:list>
      <text:p text:style-name="Text_20_body"><text:span text:style-name="T29">GitHub will now start building your site. The URL for your live web page will be visible at the top of the </text:span><text:span text:style-name="T30">Pages</text:span><text:span text:style-name="T29"> section and will follow the format </text:span><text:span text:style-name="Source_20_Text"><text:span text:style-name="T29">https://[your-username].github.io</text:span></text:span><text:span text:style-name="T29">.</text:span></text:p>
      <text:p text:style-name="P19"/>
      <text:h text:style-name="P20" text:outline-level="3">Step 5: Adding the Other Generator Pages</text:h>
      <text:p text:style-name="Text_20_body"><text:span text:style-name="T29">When you have the other generator pages ready, you'll simply add them to the same repository. Just create new files and give them names like </text:span><text:span text:style-name="Source_20_Text"><text:span text:style-name="T29">image-generator.html</text:span></text:span><text:span text:style-name="T29">, </text:span><text:span text:style-name="Source_20_Text"><text:span text:style-name="T29">audio-generator.html</text:span></text:span><text:span text:style-name="T29">, etc.</text:span></text:p>
      <text:p text:style-name="Text_20_body"><text:span text:style-name="T29">The buttons on your main page are currently set to go to </text:span><text:span text:style-name="Source_20_Text"><text:span text:style-name="T29">#</text:span></text:span><text:span text:style-name="T29">, but you can update them to point to these new files. For example, change:</text:span></text:p>
      <text:p text:style-name="Text_20_body"><text:span text:style-name="Source_20_Text"><text:span text:style-name="T29">&lt;a href="#" class="button-link"&gt;</text:span></text:span></text:p>
      <text:p text:style-name="P9">To:</text:p>
      <text:p text:style-name="Text_20_body"><text:span text:style-name="Source_20_Text"><text:span text:style-name="T29">&lt;a href="image-generator.html" class="button-link"&gt;</text:span></text:span></text:p>
      <text:p text:style-name="Text_20_body"><text:span text:style-name="T29">This will link to the other pages you create.<text:line-break/><text:line-break/></text:span><text:span text:style-name="T31">How to make new web pages<text:line-break/><text:line-break/></text:span><text:span text:style-name="T28">Duplicate the </text:span><text:span text:style-name="Source_20_Text"><text:span text:style-name="T28">index.html</text:span></text:span><text:span text:style-name="T28"> file.</text:span></text:p>
      <text:list xml:id="list6522350599454753952" text:style-name="L5">
        <text:list-item>
          <text:p text:style-name="P16"><text:span text:style-name="T27">Rename the new file</text:span><text:span text:style-name="T24"> (e.g., </text:span><text:span text:style-name="Source_20_Text"><text:span text:style-name="T24">text-to-audio.html</text:span></text:span><text:span text:style-name="T24">, </text:span><text:span text:style-name="Source_20_Text"><text:span text:style-name="T24">image-generator.html</text:span></text:span><text:span text:style-name="T24">).</text:span></text:p>
        </text:list-item>
        <text:list-item>
          <text:p text:style-name="P16"><text:span text:style-name="T27">Change the content inside the file.</text:span><text:span text:style-name="T24"> You'll want to update the </text:span><text:span text:style-name="Source_20_Text"><text:span text:style-name="T24">&lt;title&gt;</text:span></text:span><text:span text:style-name="T24">, the main heading (</text:span><text:span text:style-name="Source_20_Text"><text:span text:style-name="T24">h2</text:span></text:span><text:span text:style-name="T24">), and the description paragraphs to reflect the new generator's purpose.</text:span></text:p>
        </text:list-item>
      </text:list>
      <text:p text:style-name="Text_20_body"><text:span text:style-name="T24">For example, when you create the </text:span><text:span text:style-name="Source_20_Text"><text:span text:style-name="T24">text-to-audio.html</text:span></text:span><text:span text:style-name="T24"> page, you would change these sections of the code:</text:span></text:p>
      <text:p text:style-name="Text_20_body"><text:span text:style-name="T24">And of course, remember to update the corresponding button link on your main </text:span><text:span text:style-name="Source_20_Text"><text:span text:style-name="T24">index.html</text:span></text:span><text:span text:style-name="T24"> page to point to the new file name.<text:line-break/><text:line-break/></text:span><text:span text:style-name="T31">Adding a New File to Your Repository<text:line-break/></text:span></text:p>
      <text:list xml:id="list8612559488626505182" text:style-name="L8">
        <text:list-item>
          <text:p text:style-name="P17"><text:span text:style-name="T30">Navigate to your repository.</text:span><text:span text:style-name="T29"> In your web browser, go to your GitHub account and click on the repository you created (the one named </text:span><text:span text:style-name="Source_20_Text"><text:span text:style-name="T29">[your-username].github.io</text:span></text:span><text:span text:style-name="T29">).</text:span></text:p>
        </text:list-item>
        <text:list-item>
          <text:p text:style-name="P14"><text:span text:style-name="T32">Add a new file.</text:span> On the main page of your repository, you should see an "Add file" button. Click it and select <text:span text:style-name="T32">"Create new file"</text:span> from the dropdown menu.</text:p>
        </text:list-item>
        <text:list-item>
          <text:p text:style-name="P17"><text:span text:style-name="T30">Name and paste the code.</text:span><text:span text:style-name="T29"> In the file name box, type </text:span><text:span text:style-name="Source_20_Text"><text:span text:style-name="T29">text-to-audio.html</text:span></text:span><text:span text:style-name="T29">. Then, copy and paste all of the code you have for your text-to-audio generator into the editor below.</text:span></text:p>
        </text:list-item>
        <text:list-item>
          <text:p text:style-name="P14"><text:span text:style-name="T32">Commit the file.</text:span> Scroll to the bottom of the page. You will see an area to "Commit new file." You can leave the default message or add a short one like "Added text-to-audio <text:soft-page-break/>page." Click the <text:span text:style-name="T32">"Commit new file"</text:span> button to save it.</text:p>
        </text:list-item>
      </text:list>
      <text:p text:style-name="P19"/>
      <text:h text:style-name="P20" text:outline-level="3">Updating Your Main Page</text:h>
      <text:p text:style-name="Text_20_body"><text:span text:style-name="T29">Once you've done that, you'll want to go back to your </text:span><text:span text:style-name="Source_20_Text"><text:span text:style-name="T29">index.html</text:span></text:span><text:span text:style-name="T29"> file and change the link for the Text-to-Audio Generator button.</text:span></text:p>
      <text:list xml:id="list284673070634236160" text:style-name="L9">
        <text:list-item>
          <text:p text:style-name="P18"><text:span text:style-name="T29">Click on the </text:span><text:span text:style-name="Source_20_Text"><text:span text:style-name="T29">index.html</text:span></text:span><text:span text:style-name="T29"> file in your repository.</text:span></text:p>
        </text:list-item>
        <text:list-item>
          <text:p text:style-name="P15">Click the pencil icon to <text:span text:style-name="T32">edit this file</text:span>.</text:p>
        </text:list-item>
        <text:list-item>
          <text:p text:style-name="P18"><text:span text:style-name="T29">Find the </text:span><text:span text:style-name="Source_20_Text"><text:span text:style-name="T29">&lt;a&gt;</text:span></text:span><text:span text:style-name="T29"> tag for your Text-to-Audio Generator button and change its </text:span><text:span text:style-name="Source_20_Text"><text:span text:style-name="T29">href</text:span></text:span><text:span text:style-name="T29"> attribute from </text:span><text:span text:style-name="Source_20_Text"><text:span text:style-name="T29">#</text:span></text:span><text:span text:style-name="T29"> to </text:span><text:span text:style-name="Source_20_Text"><text:span text:style-name="T29">text-to-audio.html</text:span></text:span><text:span text:style-name="T29">.</text:span></text:p>
        </text:list-item>
      </text:list>
      <text:p text:style-name="P9">Your link should now look like this:</text:p>
      <text:p text:style-name="Text_20_body"><text:span text:style-name="Source_20_Text"><text:span text:style-name="T29">&lt;a href="text-to-audio.html" class="button-link"&gt;</text:span></text:span></text:p>
      <text:p text:style-name="P9">After saving these changes, your main page will correctly link to your new generator page.</text:p>
      <text:p text:style-name="Text_20_body"><text:span text:style-name="T24"/></text:p>
      <text:p text:style-name="P6"><text:span text:style-name="T13"/></text:p>
      <text:p text:style-name="P6"><text:span text:style-name="T13">Code for the Landing Page<text:line-break/></text:span></text:p>
      <text:p text:style-name="P5"><text:span text:style-name="T1"/></text:p>
      <text:p text:style-name="P5"><text:span text:style-name="T1">&lt;!DOCTYPE</text:span><text:span text:style-name="T4"> html</text:span><text:span text:style-name="T1">&gt;</text:span></text:p>
      <text:p text:style-name="P1"><text:span text:style-name="T5">&lt;</text:span><text:span text:style-name="T8">html</text:span> <text:span text:style-name="T2">lang</text:span><text:span text:style-name="T5">=</text:span><text:span text:style-name="T14">"en"</text:span><text:span text:style-name="T5">&gt;</text:span></text:p>
      <text:p text:style-name="P1"><text:span text:style-name="T5">&lt;</text:span><text:span text:style-name="T8">head</text:span><text:span text:style-name="T5">&gt;</text:span></text:p>
      <text:p text:style-name="P2">    <text:span text:style-name="T6">&lt;</text:span><text:span text:style-name="T9">meta</text:span><text:span text:style-name="T17"> </text:span><text:span text:style-name="T3">charset</text:span><text:span text:style-name="T6">=</text:span><text:span text:style-name="T15">"UTF-8"</text:span><text:span text:style-name="T6">&gt;</text:span></text:p>
      <text:p text:style-name="P2">    <text:span text:style-name="T6">&lt;</text:span><text:span text:style-name="T9">meta</text:span><text:span text:style-name="T17"> </text:span><text:span text:style-name="T3">name</text:span><text:span text:style-name="T6">=</text:span><text:span text:style-name="T15">"viewport"</text:span><text:span text:style-name="T17"> </text:span><text:span text:style-name="T3">content</text:span><text:span text:style-name="T6">=</text:span><text:span text:style-name="T15">"width=device-width, initial-scale=1.0"</text:span><text:span text:style-name="T6">&gt;</text:span></text:p>
      <text:p text:style-name="P2">    <text:span text:style-name="T6">&lt;</text:span><text:span text:style-name="T9">title</text:span><text:span text:style-name="T6">&gt;</text:span><text:span text:style-name="T17">Lumina Generators</text:span><text:span text:style-name="T6">&lt;/</text:span><text:span text:style-name="T9">title</text:span><text:span text:style-name="T6">&gt;</text:span></text:p>
      <text:p text:style-name="P2">    <text:span text:style-name="T6">&lt;</text:span><text:span text:style-name="T9">script</text:span><text:span text:style-name="T17"> </text:span><text:span text:style-name="T3">src</text:span><text:span text:style-name="T6">=</text:span><text:span text:style-name="T15">"https://cdn.tailwindcss.com"</text:span><text:span text:style-name="T6">&gt;&lt;/</text:span><text:span text:style-name="T9">script</text:span><text:span text:style-name="T6">&gt;</text:span></text:p>
      <text:p text:style-name="P2">    <text:span text:style-name="T6">&lt;</text:span><text:span text:style-name="T9">link</text:span><text:span text:style-name="T17"> </text:span><text:span text:style-name="T3">rel</text:span><text:span text:style-name="T6">=</text:span><text:span text:style-name="T15">"preconnect"</text:span><text:span text:style-name="T17"> </text:span><text:span text:style-name="T3">href</text:span><text:span text:style-name="T6">=</text:span><text:span text:style-name="T15">"https://fonts.googleapis.com"</text:span><text:span text:style-name="T6">&gt;</text:span></text:p>
      <text:p text:style-name="P2">    <text:span text:style-name="T6">&lt;</text:span><text:span text:style-name="T9">link</text:span><text:span text:style-name="T17"> </text:span><text:span text:style-name="T3">rel</text:span><text:span text:style-name="T6">=</text:span><text:span text:style-name="T15">"preconnect"</text:span><text:span text:style-name="T17"> </text:span><text:span text:style-name="T3">href</text:span><text:span text:style-name="T6">=</text:span><text:span text:style-name="T15">"https://fonts.gstatic.com"</text:span><text:span text:style-name="T17"> </text:span><text:span text:style-name="T3">crossorigin</text:span><text:span text:style-name="T6">&gt;</text:span></text:p>
      <text:p text:style-name="P2">    <text:span text:style-name="T6">&lt;</text:span><text:span text:style-name="T9">link</text:span><text:span text:style-name="T17"> </text:span><text:span text:style-name="T3">href</text:span><text:span text:style-name="T6">=</text:span><text:span text:style-name="T15">"https://fonts.googleapis.com/css2?family=Inter:wght@400;500;700&amp;display=swap"</text:span><text:span text:style-name="T17"> </text:span><text:span text:style-name="T3">rel</text:span><text:span text:style-name="T6">=</text:span><text:span text:style-name="T15">"stylesheet"</text:span><text:span text:style-name="T6">&gt;</text:span></text:p>
      <text:p text:style-name="P2">    <text:span text:style-name="T6">&lt;</text:span><text:span text:style-name="T9">style</text:span><text:span text:style-name="T6">&gt;</text:span></text:p>
      <text:p text:style-name="P2">        <text:span text:style-name="T9">body</text:span><text:span text:style-name="T17"> {</text:span></text:p>
      <text:p text:style-name="P2">            <text:span text:style-name="T3">font-family:</text:span><text:span text:style-name="T17"> </text:span><text:span text:style-name="T20">'Inter'</text:span><text:span text:style-name="T17">, </text:span><text:span text:style-name="T21">sans-serif</text:span><text:span text:style-name="T17">;</text:span></text:p>
      <text:p text:style-name="P2">            <text:span text:style-name="T3">background-color:</text:span><text:span text:style-name="T17"> </text:span><text:span text:style-name="T21">#1a202c</text:span><text:span text:style-name="T17">;</text:span></text:p>
      <text:p text:style-name="P2">            <text:span text:style-name="T3">color:</text:span><text:span text:style-name="T17"> </text:span><text:span text:style-name="T21">#e2e8f0</text:span><text:span text:style-name="T17">;</text:span></text:p>
      <text:p text:style-name="P2">        <text:span text:style-name="T17">}</text:span></text:p>
      <text:p text:style-name="P2">        <text:span text:style-name="T9">.container</text:span><text:span text:style-name="T17"> {</text:span></text:p>
      <text:p text:style-name="P2">            <text:span text:style-name="T3">max-width:</text:span><text:span text:style-name="T17"> </text:span><text:span text:style-name="T22">800px</text:span><text:span text:style-name="T17">;</text:span></text:p>
      <text:p text:style-name="P2">            <text:span text:style-name="T3">margin:</text:span><text:span text:style-name="T17"> </text:span><text:span text:style-name="T22">0</text:span><text:span text:style-name="T17"> </text:span><text:span text:style-name="T21">auto</text:span><text:span text:style-name="T17">;</text:span></text:p>
      <text:p text:style-name="P2">            <text:span text:style-name="T3">padding:</text:span><text:span text:style-name="T17"> </text:span><text:span text:style-name="T22">2rem</text:span><text:span text:style-name="T17">;</text:span></text:p>
      <text:p text:style-name="P2">        <text:span text:style-name="T17">}</text:span></text:p>
      <text:p text:style-name="P2">        <text:span text:style-name="T9">.button-link</text:span><text:span text:style-name="T17"> {</text:span></text:p>
      <text:p text:style-name="P2">            <text:span text:style-name="T3">text-decoration:</text:span><text:span text:style-name="T17"> </text:span><text:span text:style-name="T21">none</text:span><text:span text:style-name="T17">;</text:span></text:p>
      <text:p text:style-name="P2">        <text:span text:style-name="T17">}</text:span></text:p>
      <text:p text:style-name="P2"><text:soft-page-break/>        <text:span text:style-name="T9">.message-box</text:span><text:span text:style-name="T17"> {</text:span></text:p>
      <text:p text:style-name="P2">            <text:span text:style-name="T3">position:</text:span><text:span text:style-name="T17"> </text:span><text:span text:style-name="T21">fixed</text:span><text:span text:style-name="T17">;</text:span></text:p>
      <text:p text:style-name="P2">            <text:span text:style-name="T3">top:</text:span><text:span text:style-name="T17"> </text:span><text:span text:style-name="T22">50%</text:span><text:span text:style-name="T17">;</text:span></text:p>
      <text:p text:style-name="P2">            <text:span text:style-name="T3">left:</text:span><text:span text:style-name="T17"> </text:span><text:span text:style-name="T22">50%</text:span><text:span text:style-name="T17">;</text:span></text:p>
      <text:p text:style-name="P2">            <text:span text:style-name="T3">transform:</text:span><text:span text:style-name="T17"> </text:span><text:span text:style-name="T21">translate(</text:span><text:span text:style-name="T22">-50%</text:span><text:span text:style-name="T17">, </text:span><text:span text:style-name="T22">-50%</text:span><text:span text:style-name="T21">)</text:span><text:span text:style-name="T17">;</text:span></text:p>
      <text:p text:style-name="P2">            <text:span text:style-name="T3">background-color:</text:span><text:span text:style-name="T17"> </text:span><text:span text:style-name="T21">#2d3748</text:span><text:span text:style-name="T17">;</text:span></text:p>
      <text:p text:style-name="P2">            <text:span text:style-name="T3">padding:</text:span><text:span text:style-name="T17"> </text:span><text:span text:style-name="T22">1.5rem</text:span><text:span text:style-name="T17">;</text:span></text:p>
      <text:p text:style-name="P2">            <text:span text:style-name="T3">border-radius:</text:span><text:span text:style-name="T17"> </text:span><text:span text:style-name="T22">0.5rem</text:span><text:span text:style-name="T17">;</text:span></text:p>
      <text:p text:style-name="P2">            <text:span text:style-name="T3">box-shadow:</text:span><text:span text:style-name="T17"> </text:span><text:span text:style-name="T22">0</text:span><text:span text:style-name="T17"> </text:span><text:span text:style-name="T22">4px</text:span><text:span text:style-name="T17"> </text:span><text:span text:style-name="T22">6px</text:span><text:span text:style-name="T17"> </text:span><text:span text:style-name="T21">rgba(</text:span><text:span text:style-name="T22">0</text:span><text:span text:style-name="T17">,</text:span><text:span text:style-name="T22">0</text:span><text:span text:style-name="T17">,</text:span><text:span text:style-name="T22">0</text:span><text:span text:style-name="T17">,</text:span><text:span text:style-name="T22">0.1</text:span><text:span text:style-name="T21">)</text:span><text:span text:style-name="T17">;</text:span></text:p>
      <text:p text:style-name="P2">            <text:span text:style-name="T3">z-index:</text:span><text:span text:style-name="T17"> </text:span><text:span text:style-name="T22">1000</text:span><text:span text:style-name="T17">;</text:span></text:p>
      <text:p text:style-name="P2">            <text:span text:style-name="T3">display:</text:span><text:span text:style-name="T17"> </text:span><text:span text:style-name="T21">none</text:span><text:span text:style-name="T17">;</text:span></text:p>
      <text:p text:style-name="P2">            <text:span text:style-name="T3">flex-direction:</text:span><text:span text:style-name="T17"> </text:span><text:span text:style-name="T21">column</text:span><text:span text:style-name="T17">;</text:span></text:p>
      <text:p text:style-name="P2">            <text:span text:style-name="T3">align-items:</text:span><text:span text:style-name="T17"> </text:span><text:span text:style-name="T21">center</text:span><text:span text:style-name="T17">;</text:span></text:p>
      <text:p text:style-name="P2">            <text:span text:style-name="T3">text-align:</text:span><text:span text:style-name="T17"> </text:span><text:span text:style-name="T21">center</text:span><text:span text:style-name="T17">;</text:span></text:p>
      <text:p text:style-name="P2">        <text:span text:style-name="T17">}</text:span></text:p>
      <text:p text:style-name="P2">    <text:span text:style-name="T6">&lt;/</text:span><text:span text:style-name="T9">style</text:span><text:span text:style-name="T6">&gt;</text:span></text:p>
      <text:p text:style-name="P1"><text:span text:style-name="T5">&lt;/</text:span><text:span text:style-name="T8">head</text:span><text:span text:style-name="T5">&gt;</text:span></text:p>
      <text:p text:style-name="P1"><text:span text:style-name="T5">&lt;</text:span><text:span text:style-name="T8">body</text:span> <text:span text:style-name="T2">class</text:span><text:span text:style-name="T5">=</text:span><text:span text:style-name="T14">"bg-gray-900 text-gray-100 min-h-screen flex flex-col items-center"</text:span><text:span text:style-name="T5">&gt;</text:span></text:p>
      <text:p text:style-name="P3"/>
      <text:p text:style-name="P2">    <text:span text:style-name="T23">&lt;!-- Header Section with Company Name and Logo --&gt;</text:span></text:p>
      <text:p text:style-name="P2">    <text:span text:style-name="T6">&lt;</text:span><text:span text:style-name="T9">div</text:span><text:span text:style-name="T17"> </text:span><text:span text:style-name="T3">class</text:span><text:span text:style-name="T6">=</text:span><text:span text:style-name="T15">"w-full bg-gray-800 py-12"</text:span><text:span text:style-name="T6">&gt;</text:span></text:p>
      <text:p text:style-name="P2">        <text:span text:style-name="T6">&lt;</text:span><text:span text:style-name="T9">div</text:span><text:span text:style-name="T17"> </text:span><text:span text:style-name="T3">class</text:span><text:span text:style-name="T6">=</text:span><text:span text:style-name="T15">"container mx-auto flex items-center justify-between"</text:span><text:span text:style-name="T6">&gt;</text:span></text:p>
      <text:p text:style-name="P2">            <text:span text:style-name="T6">&lt;</text:span><text:span text:style-name="T9">h1</text:span><text:span text:style-name="T17"> </text:span><text:span text:style-name="T3">class</text:span><text:span text:style-name="T6">=</text:span><text:span text:style-name="T15">"text-5xl font-extrabold text-teal-400"</text:span><text:span text:style-name="T6">&gt;</text:span><text:span text:style-name="T17">Lumina</text:span><text:span text:style-name="T6">&lt;/</text:span><text:span text:style-name="T9">h1</text:span><text:span text:style-name="T6">&gt;</text:span></text:p>
      <text:p text:style-name="P2">            <text:span text:style-name="T6">&lt;</text:span><text:span text:style-name="T9">img</text:span><text:span text:style-name="T17"> </text:span><text:span text:style-name="T3">src</text:span><text:span text:style-name="T6">=</text:span><text:span text:style-name="T15">"https://placehold.co/64x64/2d3748/fff?text=Logo"</text:span><text:span text:style-name="T17"> </text:span><text:span text:style-name="T3">alt</text:span><text:span text:style-name="T6">=</text:span><text:span text:style-name="T15">"Lumina Logo Placeholder"</text:span><text:span text:style-name="T17"> </text:span><text:span text:style-name="T3">class</text:span><text:span text:style-name="T6">=</text:span><text:span text:style-name="T15">"w-16 h-16 rounded-lg"</text:span><text:span text:style-name="T6">&gt;</text:span></text:p>
      <text:p text:style-name="P2">        <text:span text:style-name="T6">&lt;/</text:span><text:span text:style-name="T9">div</text:span><text:span text:style-name="T6">&gt;</text:span></text:p>
      <text:p text:style-name="P2">    <text:span text:style-name="T6">&lt;/</text:span><text:span text:style-name="T9">div</text:span><text:span text:style-name="T6">&gt;</text:span></text:p>
      <text:p text:style-name="P3"/>
      <text:p text:style-name="P2">    <text:span text:style-name="T23">&lt;!-- Main Content Area --&gt;</text:span></text:p>
      <text:p text:style-name="P2">    <text:span text:style-name="T6">&lt;</text:span><text:span text:style-name="T9">div</text:span><text:span text:style-name="T17"> </text:span><text:span text:style-name="T3">class</text:span><text:span text:style-name="T6">=</text:span><text:span text:style-name="T15">"w-full bg-gray-900 shadow-xl rounded-xl p-8 mt-8"</text:span><text:span text:style-name="T6">&gt;</text:span></text:p>
      <text:p text:style-name="P2">        <text:span text:style-name="T6">&lt;</text:span><text:span text:style-name="T9">div</text:span><text:span text:style-name="T17"> </text:span><text:span text:style-name="T3">class</text:span><text:span text:style-name="T6">=</text:span><text:span text:style-name="T15">"container mx-auto"</text:span><text:span text:style-name="T6">&gt;</text:span></text:p>
      <text:p text:style-name="P2">            <text:span text:style-name="T6">&lt;</text:span><text:span text:style-name="T9">h2</text:span><text:span text:style-name="T17"> </text:span><text:span text:style-name="T3">class</text:span><text:span text:style-name="T6">=</text:span><text:span text:style-name="T15">"text-4xl font-extrabold text-white text-center mb-4"</text:span><text:span text:style-name="T6">&gt;</text:span><text:span text:style-name="T17">Generators for Creative Minds</text:span><text:span text:style-name="T6">&lt;/</text:span><text:span text:style-name="T9">h2</text:span><text:span text:style-name="T6">&gt;</text:span></text:p>
      <text:p text:style-name="P2">            <text:span text:style-name="T6">&lt;</text:span><text:span text:style-name="T9">p</text:span><text:span text:style-name="T17"> </text:span><text:span text:style-name="T3">class</text:span><text:span text:style-name="T6">=</text:span><text:span text:style-name="T15">"text-gray-400 text-center mb-10"</text:span><text:span text:style-name="T6">&gt;</text:span><text:span text:style-name="T17">Choose a generator below to start creating amazing content.</text:span><text:span text:style-name="T6">&lt;/</text:span><text:span text:style-name="T9">p</text:span><text:span text:style-name="T6">&gt;</text:span></text:p>
      <text:p text:style-name="P3"/>
      <text:p text:style-name="P2">            <text:span text:style-name="T23">&lt;!-- Generators Section --&gt;</text:span></text:p>
      <text:p text:style-name="P2">            <text:span text:style-name="T6">&lt;</text:span><text:span text:style-name="T9">div</text:span><text:span text:style-name="T17"> </text:span><text:span text:style-name="T3">class</text:span><text:span text:style-name="T6">=</text:span><text:span text:style-name="T15">"grid grid-cols-1 md:grid-cols-3 gap-6"</text:span><text:span text:style-name="T6">&gt;</text:span></text:p>
      <text:p text:style-name="P3"/>
      <text:p text:style-name="P2">                <text:span text:style-name="T23">&lt;!-- Image Generator Card --&gt;</text:span></text:p>
      <text:p text:style-name="P2">                <text:span text:style-name="T6">&lt;</text:span><text:span text:style-name="T9">div</text:span><text:span text:style-name="T17"> </text:span><text:span text:style-name="T3">class</text:span><text:span text:style-name="T6">=</text:span><text:span text:style-name="T15">"bg-gray-800 rounded-xl shadow-lg p-6 flex flex-col items-center text-center"</text:span><text:span text:style-name="T6">&gt;</text:span></text:p>
      <text:p text:style-name="P2">                    <text:span text:style-name="T6">&lt;</text:span><text:span text:style-name="T9">h3</text:span><text:span text:style-name="T17"> </text:span><text:span text:style-name="T3">class</text:span><text:span text:style-name="T6">=</text:span><text:span text:style-name="T15">"text-xl font-semibold mb-2"</text:span><text:span text:style-name="T6">&gt;</text:span><text:span text:style-name="T17">Image Generator for Music Videos</text:span><text:span text:style-name="T6">&lt;/</text:span><text:span text:style-name="T9">h3</text:span><text:span text:style-name="T6">&gt;</text:span></text:p>
      <text:p text:style-name="P2">                    <text:span text:style-name="T6">&lt;</text:span><text:span text:style-name="T9">p</text:span><text:span text:style-name="T17"> </text:span><text:span text:style-name="T3">class</text:span><text:span text:style-name="T6">=</text:span><text:span text:style-name="T15">"text-gray-400 mb-4 flex-grow"</text:span><text:span text:style-name="T6">&gt;</text:span><text:span text:style-name="T17">Generate a series of unique, high-quality images to use as a visual backdrop for your music videos.</text:span><text:span text:style-name="T6">&lt;/</text:span><text:span text:style-name="T9">p</text:span><text:span text:style-name="T6">&gt;</text:span></text:p>
      <text:p text:style-name="P2">                    <text:span text:style-name="T6">&lt;</text:span><text:span text:style-name="T9">a</text:span><text:span text:style-name="T17"> </text:span><text:span text:style-name="T3">href</text:span><text:span text:style-name="T6">=</text:span><text:span text:style-name="T15">"#"</text:span><text:span text:style-name="T17"> </text:span><text:span text:style-name="T3">class</text:span><text:span text:style-name="T6">=</text:span><text:span text:style-name="T15">"button-link"</text:span><text:span text:style-name="T6">&gt;</text:span></text:p>
      <text:p text:style-name="P2"><text:soft-page-break/>                        <text:span text:style-name="T6">&lt;</text:span><text:span text:style-name="T9">button</text:span><text:span text:style-name="T17"> </text:span><text:span text:style-name="T3">class</text:span><text:span text:style-name="T6">=</text:span><text:span text:style-name="T15">"bg-blue-600 text-white font-medium py-3 px-6 rounded-lg shadow-lg hover:bg-blue-700 transition-colors"</text:span><text:span text:style-name="T6">&gt;</text:span><text:span text:style-name="T17">Start Generating</text:span><text:span text:style-name="T6">&lt;/</text:span><text:span text:style-name="T9">button</text:span><text:span text:style-name="T6">&gt;</text:span></text:p>
      <text:p text:style-name="P2">                    <text:span text:style-name="T6">&lt;/</text:span><text:span text:style-name="T9">a</text:span><text:span text:style-name="T6">&gt;</text:span></text:p>
      <text:p text:style-name="P2">                <text:span text:style-name="T6">&lt;/</text:span><text:span text:style-name="T9">div</text:span><text:span text:style-name="T6">&gt;</text:span></text:p>
      <text:p text:style-name="P3"/>
      <text:p text:style-name="P2">                <text:span text:style-name="T23">&lt;!-- Text to Audio Generator Card --&gt;</text:span></text:p>
      <text:p text:style-name="P2">                <text:span text:style-name="T6">&lt;</text:span><text:span text:style-name="T9">div</text:span><text:span text:style-name="T17"> </text:span><text:span text:style-name="T3">class</text:span><text:span text:style-name="T6">=</text:span><text:span text:style-name="T15">"bg-gray-800 rounded-xl shadow-lg p-6 flex flex-col items-center text-center"</text:span><text:span text:style-name="T6">&gt;</text:span></text:p>
      <text:p text:style-name="P2">                    <text:span text:style-name="T6">&lt;</text:span><text:span text:style-name="T9">h3</text:span><text:span text:style-name="T17"> </text:span><text:span text:style-name="T3">class</text:span><text:span text:style-name="T6">=</text:span><text:span text:style-name="T15">"text-xl font-semibold mb-2"</text:span><text:span text:style-name="T6">&gt;</text:span><text:span text:style-name="T17">Text to Audio Generator</text:span><text:span text:style-name="T6">&lt;/</text:span><text:span text:style-name="T9">h3</text:span><text:span text:style-name="T6">&gt;</text:span></text:p>
      <text:p text:style-name="P2">                    <text:span text:style-name="T6">&lt;</text:span><text:span text:style-name="T9">p</text:span><text:span text:style-name="T17"> </text:span><text:span text:style-name="T3">class</text:span><text:span text:style-name="T6">=</text:span><text:span text:style-name="T15">"text-gray-400 mb-4 flex-grow"</text:span><text:span text:style-name="T6">&gt;</text:span><text:span text:style-name="T17">Convert your written script into natural-sounding audio, perfect for voice-overs and narrations.</text:span><text:span text:style-name="T6">&lt;/</text:span><text:span text:style-name="T9">p</text:span><text:span text:style-name="T6">&gt;</text:span></text:p>
      <text:p text:style-name="P2">                    <text:span text:style-name="T6">&lt;</text:span><text:span text:style-name="T9">a</text:span><text:span text:style-name="T17"> </text:span><text:span text:style-name="T3">href</text:span><text:span text:style-name="T6">=</text:span><text:span text:style-name="T15">"#"</text:span><text:span text:style-name="T17"> </text:span><text:span text:style-name="T3">class</text:span><text:span text:style-name="T6">=</text:span><text:span text:style-name="T15">"button-link"</text:span><text:span text:style-name="T6">&gt;</text:span></text:p>
      <text:p text:style-name="P2">                        <text:span text:style-name="T6">&lt;</text:span><text:span text:style-name="T9">button</text:span><text:span text:style-name="T17"> </text:span><text:span text:style-name="T3">class</text:span><text:span text:style-name="T6">=</text:span><text:span text:style-name="T15">"bg-blue-600 text-white font-medium py-3 px-6 rounded-lg shadow-lg hover:bg-blue-700 transition-colors"</text:span><text:span text:style-name="T6">&gt;</text:span><text:span text:style-name="T17">Start Generating</text:span><text:span text:style-name="T6">&lt;/</text:span><text:span text:style-name="T9">button</text:span><text:span text:style-name="T6">&gt;</text:span></text:p>
      <text:p text:style-name="P2">                    <text:span text:style-name="T6">&lt;/</text:span><text:span text:style-name="T9">a</text:span><text:span text:style-name="T6">&gt;</text:span></text:p>
      <text:p text:style-name="P2">                <text:span text:style-name="T6">&lt;/</text:span><text:span text:style-name="T9">div</text:span><text:span text:style-name="T6">&gt;</text:span></text:p>
      <text:p text:style-name="P3"/>
      <text:p text:style-name="P2">                <text:span text:style-name="T23">&lt;!-- Video Generator Card --&gt;</text:span></text:p>
      <text:p text:style-name="P2">                <text:span text:style-name="T6">&lt;</text:span><text:span text:style-name="T9">div</text:span><text:span text:style-name="T17"> </text:span><text:span text:style-name="T3">class</text:span><text:span text:style-name="T6">=</text:span><text:span text:style-name="T15">"bg-gray-800 rounded-xl shadow-lg p-6 flex flex-col items-center text-center"</text:span><text:span text:style-name="T6">&gt;</text:span></text:p>
      <text:p text:style-name="P2">                    <text:span text:style-name="T6">&lt;</text:span><text:span text:style-name="T9">h3</text:span><text:span text:style-name="T17"> </text:span><text:span text:style-name="T3">class</text:span><text:span text:style-name="T6">=</text:span><text:span text:style-name="T15">"text-xl font-semibold mb-2"</text:span><text:span text:style-name="T6">&gt;</text:span><text:span text:style-name="T17">Video Generator for Social Media</text:span><text:span text:style-name="T6">&lt;/</text:span><text:span text:style-name="T9">h3</text:span><text:span text:style-name="T6">&gt;</text:span></text:p>
      <text:p text:style-name="P2">                    <text:span text:style-name="T6">&lt;</text:span><text:span text:style-name="T9">p</text:span><text:span text:style-name="T17"> </text:span><text:span text:style-name="T3">class</text:span><text:span text:style-name="T6">=</text:span><text:span text:style-name="T15">"text-gray-400 mb-4 flex-grow"</text:span><text:span text:style-name="T6">&gt;</text:span><text:span text:style-name="T17">Create a full video plan—from scene breakdowns and timelines to images—to streamline your social media video production.</text:span><text:span text:style-name="T6">&lt;/</text:span><text:span text:style-name="T9">p</text:span><text:span text:style-name="T6">&gt;</text:span></text:p>
      <text:p text:style-name="P2">                    <text:span text:style-name="T6">&lt;</text:span><text:span text:style-name="T9">a</text:span><text:span text:style-name="T17"> </text:span><text:span text:style-name="T3">href</text:span><text:span text:style-name="T6">=</text:span><text:span text:style-name="T15">"#"</text:span><text:span text:style-name="T17"> </text:span><text:span text:style-name="T3">class</text:span><text:span text:style-name="T6">=</text:span><text:span text:style-name="T15">"button-link"</text:span><text:span text:style-name="T6">&gt;</text:span></text:p>
      <text:p text:style-name="P2">                        <text:span text:style-name="T6">&lt;</text:span><text:span text:style-name="T9">button</text:span><text:span text:style-name="T17"> </text:span><text:span text:style-name="T3">class</text:span><text:span text:style-name="T6">=</text:span><text:span text:style-name="T15">"bg-blue-600 text-white font-medium py-3 px-6 rounded-lg shadow-lg hover:bg-blue-700 transition-colors"</text:span><text:span text:style-name="T6">&gt;</text:span><text:span text:style-name="T17">Start Generating</text:span><text:span text:style-name="T6">&lt;/</text:span><text:span text:style-name="T9">button</text:span><text:span text:style-name="T6">&gt;</text:span></text:p>
      <text:p text:style-name="P2">                    <text:span text:style-name="T6">&lt;/</text:span><text:span text:style-name="T9">a</text:span><text:span text:style-name="T6">&gt;</text:span></text:p>
      <text:p text:style-name="P2">                <text:span text:style-name="T6">&lt;/</text:span><text:span text:style-name="T9">div</text:span><text:span text:style-name="T6">&gt;</text:span></text:p>
      <text:p text:style-name="P2">                </text:p>
      <text:p text:style-name="P2">            <text:span text:style-name="T6">&lt;/</text:span><text:span text:style-name="T9">div</text:span><text:span text:style-name="T6">&gt;</text:span></text:p>
      <text:p text:style-name="P2">        <text:span text:style-name="T6">&lt;/</text:span><text:span text:style-name="T9">div</text:span><text:span text:style-name="T6">&gt;</text:span></text:p>
      <text:p text:style-name="P2">    <text:span text:style-name="T6">&lt;/</text:span><text:span text:style-name="T9">div</text:span><text:span text:style-name="T6">&gt;</text:span></text:p>
      <text:p text:style-name="P1"><text:span text:style-name="T5">&lt;/</text:span><text:span text:style-name="T8">body</text:span><text:span text:style-name="T5">&gt;</text:span></text:p>
      <text:p text:style-name="P5"><text:span text:style-name="T7">&lt;/</text:span><text:span text:style-name="T10">html</text:span><text:span text:style-name="T7">&gt;</text:span><text:span text:style-name="T26"><text:line-break/></text:span><text:line-break/><text:line-break/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 Mono" svg:font-family="'Google Sans Mono', Consolas, 'Courier New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ci Moore</meta:initial-creator>
    <meta:creation-date>2025-09-23T12:43:30.31</meta:creation-date>
    <dc:date>2025-09-23T13:09:06.97</dc:date>
    <dc:creator>Ricci Moore</dc:creator>
    <meta:editing-duration>PT25M36S</meta:editing-duration>
    <meta:editing-cycles>3</meta:editing-cycles>
    <meta:generator>OpenOffice/4.1.14$Win32 OpenOffice.org_project/4114m1$Build-9811</meta:generator>
    <meta:document-statistic meta:table-count="0" meta:image-count="0" meta:object-count="0" meta:page-count="5" meta:paragraph-count="134" meta:word-count="1100" meta:character-count="8654"/>
  </office:meta>
</office:document-meta>
</file>